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cer-motorcycles/<text:line-break/>├── css/<text:line-break/>│ <text:s text:c="2"/>└── styles.css<text:line-break/>├── js/<text:line-break/>│ <text:s text:c="2"/>└── script.js<text:line-break/>├── images/<text:line-break/>│ <text:s text:c="2"/>└── placeholder.png<text:line-break/>├── includes/<text:line-break/>│ <text:s text:c="2"/>├── db.php<text:line-break/>│ <text:s text:c="2"/>├── header.php<text:line-break/>│ <text:s text:c="2"/>└── footer.php<text:line-break/>├── admin/<text:line-break/>│ <text:s text:c="2"/>├── login.php<text:line-break/>│ <text:s text:c="2"/>├── dashboard.php<text:line-break/>│ <text:s text:c="2"/>├── products.php<text:line-break/>│ <text:s text:c="2"/>└── orders.php<text:line-break/>├── index.php<text:line-break/>├── motorcycles.php<text:line-break/>├── product.php<text:line-break/>├── cart.php<text:line-break/>├── checkout.php<text:line-break/>├── about.php<text:line-break/>├── contact.php<text:line-break/>├── .gitignore<text:line-break/>├── README.md<text:line-break/>└── database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7T16:54:38.466000000</meta:creation-date>
    <dc:date>2025-07-17T16:55:46.447000000</dc:date>
    <meta:editing-duration>PT1M8S</meta:editing-duration>
    <meta:editing-cycles>1</meta:editing-cycles>
    <meta:document-statistic meta:table-count="0" meta:image-count="0" meta:object-count="0" meta:page-count="1" meta:paragraph-count="1" meta:word-count="61" meta:character-count="422" meta:non-whitespace-character-count="342"/>
    <meta:generator>LibreOffice/7.3.3.2$Windows_X86_64 LibreOffice_project/d1d0ea68f081ee2800a922cac8f79445e4603348</meta:generator>
  </office:meta>
</office:document-meta>
</file>